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7291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7.3583in"/>
    </style:style>
    <style:style style:name="co24" style:family="table-column">
      <style:table-column-properties fo:break-before="auto" style:column-width="1.6756in"/>
    </style:style>
    <style:style style:name="co25" style:family="table-column">
      <style:table-column-properties fo:break-before="auto" style:column-width="1.622in"/>
    </style:style>
    <style:style style:name="co26" style:family="table-column">
      <style:table-column-properties fo:break-before="auto" style:column-width="3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bbe33d"/>
    </style:style>
    <style:style style:name="ce5" style:family="table-cell" style:parent-style-name="Default" style:data-style-name="N99"/>
    <style:style style:name="ce11" style:family="table-cell" style:parent-style-name="Default" style:data-style-name="N99">
      <style:table-cell-properties fo:background-color="#bbe33d"/>
    </style:style>
    <style:style style:name="ce12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  <table:table-cell/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Debt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1015" calcext:value-type="float">
            <text:p>20231015</text:p>
          </table:table-cell>
          <table:table-cell office:value-type="string" calcext:value-type="string">
            <text:p>Simpl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ai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table table:name="BudgetSet" table:style-name="ta1">
        <table:table-column table:style-name="co3" table:number-columns-repeated="5" table:default-cell-style-name="Default"/>
        <table:table-column table:style-name="co13" table:default-cell-style-name="Default"/>
        <table:table-column table:style-name="co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2034_33rd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 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530" calcext:value-type="float">
            <text:p>20230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Ma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n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Jul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830" calcext:value-type="float">
            <text:p>20230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34_Utilities_thru_Aug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ne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01" calcext:value-type="float">
            <text:p>202307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nt Mom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July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Aug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01" calcext:value-type="float">
            <text:p>20230901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Rent JP Sep 1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01" calcext:value-type="float">
            <text:p>2023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(ends june 1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01" calcext:value-type="float">
            <text:p>2023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 (ends july 1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0928" calcext:value-type="float">
            <text:p>2023092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(work for 3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28" calcext:value-type="float">
            <text:p>202306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(work for 6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15" calcext:value-type="float">
            <text:p>202306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june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715" calcext:value-type="float">
            <text:p>202307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july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915" calcext:value-type="float">
            <text:p>20230915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ch income (starts sep 15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aily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od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Car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63.09" calcext:value-type="float">
            <text:p>163.09</text:p>
          </table:table-cell>
          <table:table-cell table:style-name="ce9" office:value-type="string" calcext:value-type="string">
            <text:p>Phone Bill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ulu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HBO Max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Gym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spotify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gas and bus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table:style-name="ce9" office:value-type="float" office:value="20230328" calcext:value-type="float">
            <text:p>20230328</text:p>
          </table:table-cell>
          <table:table-cell table:style-name="ce9" office:value-type="float" office:value="20231231" calcext:value-type="float">
            <text:p>202312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hly</text:p>
          </table:table-cell>
          <table:table-cell table:style-name="ce9" office:value-type="float" office:value="175.5" calcext:value-type="float">
            <text:p>175.5</text:p>
          </table:table-cell>
          <table:table-cell table:style-name="ce9" office:value-type="string" calcext:value-type="string">
            <text:p>health insuranc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601" calcext:value-type="float">
            <text:p>20230601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yclical billing total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ical billing total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table table:name="ChooseOneSe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cenario_Name</text:p>
          </table:table-cell>
          <table:table-cell office:value-type="string" calcext:value-type="string">
            <text:p>Choose_One_Set_Id</text:p>
          </table:table-cell>
          <table:table-cell office:value-type="string" calcext:value-type="string">
            <text:p>Option_Name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Memo_Regex_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;car insurance;phone bill;hulu;hbo max;gym;spotify;gas and bus;health insurance;cyclical billing total;EMT c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 Job Jun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employment income (ends june 1);tech income (starts june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 Job July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mployment income (ends july 1);tech income (starts july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T Job July 1 3 Mon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ment income (ends july 1);EMT income (work for 3 months);tech income (starts sep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T Job July 1 6 Month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employment income (ends july 1);EMT income (work for 6 mont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 June 1 Pay 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 2034_33rd_thru_May;Internet thru_May;2034_Utilities_thru_May;Rent Mom Jun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 July 1 Pay 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 2034_33rd_thru_June;Internet thru_June;2034_Utilities_thru_June;Rent Mom July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 July 1 Pay 1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 2034_33rd_thru_June;Internet thru_June;2034_Utilities_thru_June;Rent JP July 1</text:p>
          </table:table-cell>
          <table:table-cell table:number-columns-repeated="3"/>
          <table:table-cell table:style-name="ce12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 Aug 1 Pay 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 2034_33rd_thru_June;Internet thru_July;2034_Utilities_thru_July;Rent Mom Aug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 Aug 1 Pay 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t 2034_33rd_thru_June;Internet thru_July;2034_Utilities_thru_July;Rent JP Aug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m Sep 1 Pay 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 2034_33rd_thru_June;Internet thru_Aug;2034_Utilities_thru_Aug;Rent Mom Sep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 Sep 1 Pay 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nt 2034_33rd_thru_June;Internet thru_Aug;2034_Utilities_thru_Aug;Rent JP Sep 1</text:p>
          </table:table-cell>
          <table:table-cell table:number-columns-repeated="4"/>
        </table:table-row>
      </table:table>
      <table:table table:name="config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Start_Date_YYYYMMD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Output_Directory</text:p>
          </table:table-cell>
        </table:table-row>
        <table:table-row table:style-name="ro1">
          <table:table-cell office:value-type="float" office:value="20230407" calcext:value-type="float">
            <text:p>20230407</text:p>
          </table:table-cell>
          <table:table-cell office:value-type="float" office:value="20231231" calcext:value-type="float">
            <text:p>20231231</text:p>
          </table:table-cell>
          <table:table-cell office:value-type="string" calcext:value-type="string">
            <text:p><text:a xlink:href="../../../../../Users" xlink:type="simple">C:/Users</text:a>/HumeD/PycharmProjects/expense_foreca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4-07T00:34:27.334000000</dc:date>
    <meta:editing-duration>P2DT11M49S</meta:editing-duration>
    <meta:editing-cycles>3</meta:editing-cycles>
    <meta:document-statistic meta:table-count="5" meta:cell-count="564" meta:object-count="0"/>
  </office:meta>
</office:document-meta>
</file>